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SimSun" fo:font-size="32pt" style:text-underline-style="solid" style:text-underline-width="auto" style:text-underline-color="font-color" fo:font-weight="normal" officeooo:rsid="001e4d93" style:font-size-asian="32pt" style:font-weight-asian="normal" style:font-size-complex="3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NSimSun" fo:font-size="12pt" style:text-underline-style="none" fo:font-weight="normal" officeooo:rsid="001e4d93" officeooo:paragraph-rsid="001e4d9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NSimSun" fo:font-size="12pt" style:text-underline-style="none" fo:font-weight="normal" officeooo:rsid="001e4d93" officeooo:paragraph-rsid="00209aeb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NSimSun" fo:font-size="12pt" style:text-underline-style="none" fo:font-weight="normal" officeooo:rsid="001e4d93" officeooo:paragraph-rsid="0024bb6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NSimSun" fo:font-size="12pt" style:text-underline-style="none" fo:font-weight="normal" officeooo:rsid="001e4d93" officeooo:paragraph-rsid="00264b8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SimSun" fo:font-size="12pt" style:text-underline-style="none" fo:font-weight="normal" officeooo:rsid="001e4d93" officeooo:paragraph-rsid="00274a1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NSimSun" fo:font-size="12pt" style:text-underline-style="none" fo:font-weight="normal" officeooo:rsid="001fcc69" officeooo:paragraph-rsid="001fcc6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NSimSun" fo:font-size="14pt" style:text-underline-style="solid" style:text-underline-width="auto" style:text-underline-color="font-color" fo:font-weight="normal" officeooo:rsid="0022198d" officeooo:paragraph-rsid="0022198d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NSimSun" fo:font-size="14pt" style:text-underline-style="solid" style:text-underline-width="auto" style:text-underline-color="font-color" fo:font-weight="normal" officeooo:rsid="00438438" officeooo:paragraph-rsid="00438438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a80000" style:font-name="NSimSun" fo:font-size="12pt" style:text-underline-style="none" fo:font-weight="normal" officeooo:rsid="001fcc69" officeooo:paragraph-rsid="001fcc69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a80000" style:font-name="NSimSun" fo:font-size="12pt" style:text-underline-style="none" fo:font-weight="normal" officeooo:rsid="00214bbb" officeooo:paragraph-rsid="00214bbb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a80000" style:font-name="NSimSun" fo:font-size="12pt" style:text-underline-style="none" fo:font-weight="normal" officeooo:rsid="0022198d" officeooo:paragraph-rsid="0022198d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a80000" style:font-name="NSimSun" fo:font-size="12pt" style:text-underline-style="none" fo:font-weight="normal" officeooo:rsid="0022198d" officeooo:paragraph-rsid="0022b5d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a80000" style:font-name="NSimSun" fo:font-size="12pt" style:text-underline-style="none" fo:font-weight="normal" officeooo:rsid="0023618f" officeooo:paragraph-rsid="0023618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a80000" style:font-name="NSimSun" fo:font-size="12pt" style:text-underline-style="none" fo:font-weight="normal" officeooo:rsid="0024bb6b" officeooo:paragraph-rsid="0024bb6b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a80000" style:font-name="NSimSun" fo:font-size="12pt" style:text-underline-style="none" fo:font-weight="normal" officeooo:rsid="00278803" officeooo:paragraph-rsid="00278803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a80000" style:font-name="NSimSun" fo:font-size="12pt" style:text-underline-style="none" fo:font-weight="normal" officeooo:rsid="002947f0" officeooo:paragraph-rsid="002947f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a80000" style:font-name="NSimSun" fo:font-size="12pt" style:text-underline-style="none" fo:font-weight="normal" officeooo:rsid="0029c942" officeooo:paragraph-rsid="0029c94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a80000" style:font-name="NSimSun" fo:font-size="12pt" style:text-underline-style="none" fo:font-weight="normal" officeooo:rsid="002b26f4" officeooo:paragraph-rsid="002b26f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a80000" style:font-name="NSimSun" fo:font-size="12pt" style:text-underline-style="none" fo:font-weight="normal" officeooo:rsid="002c507c" officeooo:paragraph-rsid="002c507c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a80053" style:font-name="NSimSun" fo:font-size="12pt" style:text-underline-style="none" fo:font-weight="normal" officeooo:rsid="0022198d" officeooo:paragraph-rsid="0022198d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a80053" style:font-name="NSimSun" fo:font-size="12pt" style:text-underline-style="none" fo:font-weight="normal" officeooo:rsid="004f73dc" officeooo:paragraph-rsid="004f73dc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14bbb" officeooo:paragraph-rsid="00214bbb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14bbb" officeooo:paragraph-rsid="0022198d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2198d" officeooo:paragraph-rsid="0022198d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1e4d93" officeooo:paragraph-rsid="0024bb6b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2b5d5" officeooo:paragraph-rsid="0022198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2b5d5" officeooo:paragraph-rsid="0022b5d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3618f" officeooo:paragraph-rsid="0023618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4bb6b" officeooo:paragraph-rsid="0024bb6b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4bb6b" officeooo:paragraph-rsid="00209aeb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64b8d" officeooo:paragraph-rsid="00264b8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74a13" officeooo:paragraph-rsid="00274a13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78803" officeooo:paragraph-rsid="001fcc6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947f0" officeooo:paragraph-rsid="002947f0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b26f4" officeooo:paragraph-rsid="002b26f4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e279a" officeooo:paragraph-rsid="002e279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313a85" officeooo:paragraph-rsid="00313a8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313a85" officeooo:paragraph-rsid="00316120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318b73" officeooo:paragraph-rsid="00318b73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33c185" officeooo:paragraph-rsid="0033c185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33cb3c" officeooo:paragraph-rsid="0033cb3c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359c57" officeooo:paragraph-rsid="00359c57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36d570" officeooo:paragraph-rsid="0036d570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38a863" officeooo:paragraph-rsid="0038a863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3a28e3" officeooo:paragraph-rsid="003a28e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3c0012" officeooo:paragraph-rsid="003c0012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3dfa2f" officeooo:paragraph-rsid="003dfa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3fb4c5" officeooo:paragraph-rsid="003fb4c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412444" officeooo:paragraph-rsid="0041244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29c942" officeooo:paragraph-rsid="0029c942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3e7674" officeooo:paragraph-rsid="003e7674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455ec0" officeooo:paragraph-rsid="00455ec0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461175" officeooo:paragraph-rsid="00461175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469e35" officeooo:paragraph-rsid="00469e35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47db8d" officeooo:paragraph-rsid="0047db8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4838dd" officeooo:paragraph-rsid="004838d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4a3470" officeooo:paragraph-rsid="004a3470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4e0a88" officeooo:paragraph-rsid="004e0a88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4e0a88" officeooo:paragraph-rsid="005a732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4f73dc" officeooo:paragraph-rsid="004f73dc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52d699" officeooo:paragraph-rsid="0052d699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55da88" officeooo:paragraph-rsid="0055da8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56963b" officeooo:paragraph-rsid="0056963b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5962b1" officeooo:paragraph-rsid="005962b1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5aac5d" officeooo:paragraph-rsid="005aac5d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style:font-name="NSimSun" fo:font-size="12pt" style:text-underline-style="none" fo:font-weight="normal" officeooo:rsid="005c6b87" officeooo:paragraph-rsid="005c6b87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style:font-name="NSimSun" fo:font-size="14pt" style:text-underline-style="solid" style:text-underline-width="auto" style:text-underline-color="font-color" fo:font-weight="normal" officeooo:rsid="00438438" officeooo:paragraph-rsid="00438438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style:font-name="NSimSun" fo:font-size="14pt" style:text-underline-style="solid" style:text-underline-width="auto" style:text-underline-color="font-color" fo:font-weight="normal" officeooo:rsid="00455ec0" officeooo:paragraph-rsid="00412444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font-name="NSimSun" fo:font-size="14pt" style:text-underline-style="solid" style:text-underline-width="auto" style:text-underline-color="font-color" fo:font-weight="normal" officeooo:rsid="004e0a88" officeooo:paragraph-rsid="004e0a88" style:font-size-asian="14pt" style:font-weight-asian="normal" style:font-size-complex="14pt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font-name="NSimSun" fo:font-size="14pt" style:text-underline-style="solid" style:text-underline-width="auto" style:text-underline-color="font-color" fo:font-weight="normal" officeooo:rsid="005aac5d" officeooo:paragraph-rsid="005aac5d" style:font-size-asian="14pt" style:font-weight-asian="normal" style:font-size-complex="14pt" style:font-weight-complex="normal"/>
    </style:style>
    <style:style style:name="T1" style:family="text">
      <style:text-properties fo:color="#a80053"/>
    </style:style>
    <style:style style:name="T2" style:family="text">
      <style:text-properties fo:color="#a80053" officeooo:rsid="00209aeb"/>
    </style:style>
    <style:style style:name="T3" style:family="text">
      <style:text-properties fo:color="#a80053" officeooo:rsid="0022b5d5"/>
    </style:style>
    <style:style style:name="T4" style:family="text">
      <style:text-properties fo:color="#a80053" officeooo:rsid="0023618f"/>
    </style:style>
    <style:style style:name="T5" style:family="text">
      <style:text-properties fo:color="#a80053" officeooo:rsid="0024bb6b"/>
    </style:style>
    <style:style style:name="T6" style:family="text">
      <style:text-properties fo:color="#a80053" officeooo:rsid="002853e6"/>
    </style:style>
    <style:style style:name="T7" style:family="text">
      <style:text-properties fo:color="#a80053" officeooo:rsid="002947f0"/>
    </style:style>
    <style:style style:name="T8" style:family="text">
      <style:text-properties fo:color="#a80053" officeooo:rsid="00316120"/>
    </style:style>
    <style:style style:name="T9" style:family="text">
      <style:text-properties fo:color="#a80053" officeooo:rsid="0032870f"/>
    </style:style>
    <style:style style:name="T10" style:family="text">
      <style:text-properties fo:color="#a80053" officeooo:rsid="004b0561"/>
    </style:style>
    <style:style style:name="T11" style:family="text">
      <style:text-properties fo:color="#a80053" officeooo:rsid="0052d699"/>
    </style:style>
    <style:style style:name="T12" style:family="text">
      <style:text-properties fo:color="#a80053" officeooo:rsid="005a732d"/>
    </style:style>
    <style:style style:name="T13" style:family="text">
      <style:text-properties fo:color="#a80053" officeooo:rsid="005c6b87"/>
    </style:style>
    <style:style style:name="T14" style:family="text">
      <style:text-properties fo:color="#a80053" officeooo:rsid="005e5716"/>
    </style:style>
    <style:style style:name="T15" style:family="text">
      <style:text-properties fo:color="#00a800"/>
    </style:style>
    <style:style style:name="T16" style:family="text">
      <style:text-properties fo:color="#a80000"/>
    </style:style>
    <style:style style:name="T17" style:family="text">
      <style:text-properties officeooo:rsid="001fcc69"/>
    </style:style>
    <style:style style:name="T18" style:family="text">
      <style:text-properties fo:color="#000000"/>
    </style:style>
    <style:style style:name="T19" style:family="text">
      <style:text-properties fo:color="#000000" officeooo:rsid="00214bbb"/>
    </style:style>
    <style:style style:name="T20" style:family="text">
      <style:text-properties fo:color="#000000" officeooo:rsid="00209aeb"/>
    </style:style>
    <style:style style:name="T21" style:family="text">
      <style:text-properties fo:color="#000000" style:text-underline-style="solid" style:text-underline-width="auto" style:text-underline-color="font-color"/>
    </style:style>
    <style:style style:name="T22" style:family="text">
      <style:text-properties fo:color="#000000" style:text-underline-style="solid" style:text-underline-width="auto" style:text-underline-color="font-color" officeooo:rsid="0022198d"/>
    </style:style>
    <style:style style:name="T23" style:family="text">
      <style:text-properties fo:color="#000000" officeooo:rsid="0022b5d5"/>
    </style:style>
    <style:style style:name="T24" style:family="text">
      <style:text-properties fo:color="#000000" officeooo:rsid="0023618f"/>
    </style:style>
    <style:style style:name="T25" style:family="text">
      <style:text-properties fo:color="#000000" officeooo:rsid="0023c1fe"/>
    </style:style>
    <style:style style:name="T26" style:family="text">
      <style:text-properties fo:color="#000000" officeooo:rsid="0024bb6b"/>
    </style:style>
    <style:style style:name="T27" style:family="text">
      <style:text-properties fo:color="#000000" officeooo:rsid="00264b8d"/>
    </style:style>
    <style:style style:name="T28" style:family="text">
      <style:text-properties fo:color="#000000" officeooo:rsid="00274a13"/>
    </style:style>
    <style:style style:name="T29" style:family="text">
      <style:text-properties fo:color="#000000" officeooo:rsid="00278803"/>
    </style:style>
    <style:style style:name="T30" style:family="text">
      <style:text-properties fo:color="#000000" officeooo:rsid="002853e6"/>
    </style:style>
    <style:style style:name="T31" style:family="text">
      <style:text-properties fo:color="#000000" officeooo:rsid="0029c942"/>
    </style:style>
    <style:style style:name="T32" style:family="text">
      <style:text-properties fo:color="#000000" officeooo:rsid="001fcc69"/>
    </style:style>
    <style:style style:name="T33" style:family="text">
      <style:text-properties fo:color="#000000" officeooo:rsid="0043331e"/>
    </style:style>
    <style:style style:name="T34" style:family="text">
      <style:text-properties officeooo:rsid="00209aeb"/>
    </style:style>
    <style:style style:name="T35" style:family="text">
      <style:text-properties officeooo:rsid="00264b8d"/>
    </style:style>
    <style:style style:name="T36" style:family="text">
      <style:text-properties officeooo:rsid="00274a13"/>
    </style:style>
    <style:style style:name="T37" style:family="text">
      <style:text-properties officeooo:rsid="00380b3a"/>
    </style:style>
    <style:style style:name="T38" style:family="text">
      <style:text-properties officeooo:rsid="003a28e3"/>
    </style:style>
    <style:style style:name="T39" style:family="text">
      <style:text-properties officeooo:rsid="003c0012"/>
    </style:style>
    <style:style style:name="T40" style:family="text">
      <style:text-properties officeooo:rsid="003dfa2f"/>
    </style:style>
    <style:style style:name="T41" style:family="text">
      <style:text-properties officeooo:rsid="0042c3b9"/>
    </style:style>
    <style:style style:name="T42" style:family="text">
      <style:text-properties officeooo:rsid="0047db8d"/>
    </style:style>
    <style:style style:name="T43" style:family="text">
      <style:text-properties officeooo:rsid="004b0561"/>
    </style:style>
    <style:style style:name="T44" style:family="text">
      <style:text-properties officeooo:rsid="004f73dc"/>
    </style:style>
    <style:style style:name="T45" style:family="text">
      <style:text-properties officeooo:rsid="00515114"/>
    </style:style>
    <style:style style:name="T46" style:family="text">
      <style:text-properties officeooo:rsid="0054caf6"/>
    </style:style>
    <style:style style:name="T47" style:family="text">
      <style:text-properties officeooo:rsid="0057ffbb"/>
    </style:style>
    <style:style style:name="T48" style:family="text">
      <style:text-properties officeooo:rsid="005c6b87"/>
    </style:style>
    <style:style style:name="T49" style:family="text">
      <style:text-properties officeooo:rsid="005e5716"/>
    </style:style>
    <style:style style:name="T50" style:family="text">
      <style:text-properties officeooo:rsid="006213c9"/>
    </style:style>
    <style:style style:name="T51" style:family="text">
      <style:text-properties officeooo:rsid="00656192"/>
    </style:style>
    <style:style style:name="T52" style:family="text">
      <style:text-properties officeooo:rsid="006734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LISES CSS</text:p>
      <text:p text:style-name="P2"/>
      <text:p text:style-name="P2">&lt;<text:span text:style-name="T1">link</text:span> <text:span text:style-name="T15">rel</text:span>="stylesheet" <text:span text:style-name="T15">href</text:span>="style.css" /&gt; : A noter dans "head" de la page html pour l’associer à la page css</text:p>
      <text:p text:style-name="P2"/>
      <text:p text:style-name="P8">Les sélections dans le code HTML pour être modifiées par le code CSS :</text:p>
      <text:p text:style-name="P8"/>
      <text:p text:style-name="P11"><text:span text:style-name="T18"><text:tab/>&lt;</text:span><text:span text:style-name="T1">p</text:span><text:span text:style-name="T18"> (ou h1, h2 etc) </text:span><text:span text:style-name="T15">class</text:span><text:span text:style-name="T18">="Nomdelattribut"&gt; Blablabla &lt;</text:span><text:span text:style-name="T1">/p</text:span><text:span text:style-name="T18">&gt; : Permet de <text:tab/></text:span><text:span text:style-name="T21">cibler une partie du code html (ici </text:span><text:span text:style-name="T22">CE</text:span><text:span text:style-name="T21"> p)</text:span><text:span text:style-name="T18"> qui sera modifié par la balise <text:tab/>css commencant par : .Nomdelattribut</text:span></text:p>
      <text:p text:style-name="P23"/>
      <text:p text:style-name="P12"><text:span text:style-name="T18"><text:tab/>&lt;</text:span><text:span text:style-name="T1">span</text:span><text:span text:style-name="T18"> </text:span><text:span text:style-name="T15">class</text:span><text:span text:style-name="T18">=</text:span><text:span text:style-name="T20">"</text:span><text:span text:style-name="T18">Nomdelattribut</text:span><text:span text:style-name="T20">"</text:span><text:span text:style-name="T18">&gt;Motàmodifier&lt;</text:span><text:span text:style-name="T1">/span</text:span><text:span text:style-name="T18">&gt; : Permet de </text:span><text:span text:style-name="T21">cibler un</text:span><text:span text:style-name="T18"> <text:tab/></text:span><text:span text:style-name="T21">seul mot</text:span><text:span text:style-name="T18">, à l’image de &lt;strong&gt; ou &lt;em&gt;</text:span></text:p>
      <text:p text:style-name="P25"/>
      <text:p text:style-name="P4"><text:span text:style-name="T16"><text:tab/>p</text:span> (ou <text:span text:style-name="T34">"</text:span>h1<text:span text:style-name="T34">" ou "h1,em"-&gt;(La propriété s’appliquera ici à TOUS les h1 ET à <text:tab/>TOUTES les parties du texte possédants la balise &lt;em&gt; )</text:span></text:p>
      <text:p text:style-name="P4"><text:tab/>{</text:p>
      <text:p text:style-name="P4"><text:tab/><text:tab/><text:span text:style-name="T16">color</text:span>:rouge ; <text:s/>: <text:span text:style-name="T17">Modifie la couleur (ici en rouge ) des</text:span> <text:span text:style-name="T1">p</text:span> (ou h1, h2 <text:tab/>etc)</text:p>
      <text:p text:style-name="P26"><text:tab/>}</text:p>
      <text:p text:style-name="P26"/>
      <text:p text:style-name="P26"/>
      <text:p text:style-name="P21"><text:tab/>*</text:p>
      <text:p text:style-name="P25"><text:tab/>{</text:p>
      <text:p text:style-name="P12"><text:span text:style-name="T18"><text:tab/><text:tab/>truc : L’élément </text:span><text:span text:style-name="T20">"</text:span><text:span text:style-name="T2">*</text:span><text:span text:style-name="T20">" </text:span><text:span text:style-name="T18">va </text:span><text:span text:style-name="T21">tout séléctionner</text:span></text:p>
      <text:p text:style-name="P25"><text:tab/>}</text:p>
      <text:p text:style-name="P24"/>
      <text:p text:style-name="P24"/>
      <text:p text:style-name="P12"><text:span text:style-name="T19"><text:tab/></text:span><text:span text:style-name="T3">h2 em</text:span></text:p>
      <text:p text:style-name="P27"><text:tab/>{</text:p>
      <text:p text:style-name="P13"><text:span text:style-name="T23"><text:tab/><text:tab/>truc: Lélément </text:span><text:span text:style-name="T20">"</text:span><text:span text:style-name="T3">h2, em</text:span><text:span text:style-name="T20">" </text:span><text:span text:style-name="T23">va sélectionner toutes les balises </text:span><text:span text:style-name="T20">"</text:span><text:span text:style-name="T23">em</text:span><text:span text:style-name="T20">" <text:tab/><text:tab/></text:span><text:span text:style-name="T25">}</text:span><text:span text:style-name="T20"><text:tab/><text:tab/></text:span><text:span text:style-name="T23">situées à </text:span><text:span text:style-name="T24">l’intérieur</text:span><text:span text:style-name="T23"> d’une balise h2</text:span></text:p>
      <text:p text:style-name="P28"/>
      <text:p text:style-name="P28"/>
      <text:p text:style-name="P13"><text:span text:style-name="T23"><text:tab/></text:span><text:span text:style-name="T4">h2 + p</text:span></text:p>
      <text:p text:style-name="P29"><text:tab/>{</text:p>
      <text:p text:style-name="P29"><text:tab/><text:tab/>truc : Seul le premier paragraphe situé après un titre h2 sera <text:tab/><text:tab/><text:tab/><text:tab/>sélectionné.</text:p>
      <text:p text:style-name="P29"><text:tab/>}</text:p>
      <text:p text:style-name="P29"/>
      <text:p text:style-name="P14"><text:span text:style-name="T18"><text:tab/></text:span><text:span text:style-name="T5">a[title]</text:span></text:p>
      <text:p text:style-name="P30"><text:tab/>{</text:p>
      <text:p text:style-name="P15"><text:span text:style-name="T18"><text:tab/><text:tab/>truc : Les liens </text:span><text:span text:style-name="T20">"</text:span><text:span text:style-name="T1">a</text:span><text:span text:style-name="T20">" </text:span><text:span text:style-name="T18">possédant la balise </text:span><text:span text:style-name="T20">"</text:span><text:span text:style-name="T1">title</text:span><text:span text:style-name="T20">" </text:span><text:span text:style-name="T18">seront sélectionnés</text:span></text:p>
      <text:p text:style-name="P3"><text:span text:style-name="T16"><text:tab/></text:span><text:span text:style-name="T26">}</text:span></text:p>
      <text:p text:style-name="P31"/>
      <text:p text:style-name="P5"><text:span text:style-name="T26"><text:tab/></text:span><text:span text:style-name="T27">a[title=</text:span><text:span text:style-name="T20">"</text:span><text:span text:style-name="T27">Cliquez-ici</text:span><text:span text:style-name="T20">"</text:span><text:span text:style-name="T27">]</text:span></text:p>
      <text:p text:style-name="P32"><text:tab/>{</text:p>
      <text:p text:style-name="P5"><text:span text:style-name="T27"><text:tab/><text:tab/>truc : Les liens </text:span><text:span text:style-name="T20">"</text:span><text:span text:style-name="T27">a</text:span><text:span text:style-name="T20">" </text:span><text:span text:style-name="T27">possédant la balise </text:span><text:span text:style-name="T20">"</text:span><text:span text:style-name="T27">title</text:span><text:span text:style-name="T20">" </text:span><text:span text:style-name="T27">ayant pour <text:tab/><text:tab/><text:tab/><text:tab/>valeur :</text:span><text:span text:style-name="T20">"C</text:span><text:span text:style-name="T27">liquez-ici</text:span><text:span text:style-name="T20">" </text:span><text:span text:style-name="T27">seront sélectionnés.</text:span></text:p>
      <text:p text:style-name="P2"><text:tab/><text:span text:style-name="T35">}</text:span></text:p>
      <text:p text:style-name="P6"><text:soft-page-break/><text:tab/><text:span text:style-name="T36">a[title*=</text:span><text:span text:style-name="T20">"</text:span><text:span text:style-name="T28">ici</text:span><text:span text:style-name="T20">"</text:span></text:p>
      <text:p text:style-name="P6"><text:span text:style-name="T20"><text:tab/></text:span><text:span text:style-name="T28">{</text:span></text:p>
      <text:p text:style-name="P6"><text:span text:style-name="T28"><text:tab/><text:tab/>truc : </text:span><text:span text:style-name="T27">Les liens </text:span><text:span text:style-name="T20">"</text:span><text:span text:style-name="T27">a</text:span><text:span text:style-name="T20">" </text:span><text:span text:style-name="T27">possédant la balise </text:span><text:span text:style-name="T20">"</text:span><text:span text:style-name="T27">title</text:span><text:span text:style-name="T20">" </text:span><text:span text:style-name="T27">ayant </text:span><text:span text:style-name="T28">dans leur <text:tab/><text:tab/><text:tab/>valeur l’élément </text:span><text:span text:style-name="T20">"</text:span><text:span text:style-name="T28">ici</text:span><text:span text:style-name="T20">" </text:span><text:span text:style-name="T28">seront sélectionnés.</text:span></text:p>
      <text:p text:style-name="P33"><text:tab/>}</text:p>
      <text:p text:style-name="P2"/>
      <text:p text:style-name="P2"/>
      <text:p text:style-name="P2"/>
      <text:p text:style-name="P2"/>
      <text:p text:style-name="P7">Les éléments se situant au même emplacement que "color" seront désormais écrit en <text:span text:style-name="T1">rose 4</text:span> (Comme toutes les balises).</text:p>
      <text:p text:style-name="P7"/>
      <text:p text:style-name="P9">Modification du texte :</text:p>
      <text:p text:style-name="P9"/>
      <text:p text:style-name="P10"><text:span text:style-name="T7">f</text:span><text:span text:style-name="T1">ont-size </text:span><text:span text:style-name="T18">:</text:span> <text:span text:style-name="T18">Modifie la taille</text:span></text:p>
      <text:p text:style-name="P10"><text:span text:style-name="T18"><text:tab/><text:tab/></text:span><text:span text:style-name="T29">Peut prendre des valeurs en :</text:span></text:p>
      <text:p text:style-name="P34"><text:tab/><text:tab/><text:tab/>-px</text:p>
      <text:p text:style-name="P34"><text:tab/><text:tab/><text:tab/>-xx-small,x-small,small,medium,large,x-large,xx-large</text:p>
      <text:p text:style-name="P34"><text:tab/><text:tab/><text:tab/>-em (1em,1,8em etc...)Elle est relative et s’adapte aux <text:tab/><text:tab/><text:tab/><text:tab/>préférences de taille des utilisateurs</text:p>
      <text:p text:style-name="P16"><text:span text:style-name="T1">font-family</text:span><text:span text:style-name="T18"> : Modifie la police</text:span></text:p>
      <text:p text:style-name="P16"><text:span text:style-name="T18"><text:tab/><text:tab/> <text:s/>Peut prendre les valeurs des polices disponibles sur l’outil qu’utilise le visiteur du site.Ex: p</text:span><text:span text:style-name="T30">olice1, police2, police3 (Dans l’ordre croissant de préférence)</text:span></text:p>
      <text:p text:style-name="P17"><text:span text:style-name="T6">f</text:span><text:span text:style-name="T1">ont-style </text:span><text:span text:style-name="T18">: Modifie le « style » du texte, peut prendre les valeurs :</text:span></text:p>
      <text:p text:style-name="P35"><text:tab/><text:tab/><text:tab/>-italic, oblic, normal, </text:p>
      <text:p text:style-name="P17"><text:span text:style-name="T1">font-weight </text:span><text:span text:style-name="T18">:Modifie l’épaisseur du texte, peut prendre les valeurs :</text:span></text:p>
      <text:p text:style-name="P35"><text:tab/><text:tab/><text:tab/>-bold, normal</text:p>
      <text:p text:style-name="P17"><text:span text:style-name="T1">text-decoration</text:span><text:span text:style-name="T18"> : Ajoute des éléments au texte, peut prendre les valeurs :</text:span></text:p>
      <text:p text:style-name="P17"><text:span text:style-name="T18"><text:tab/><text:tab/><text:tab/>-underline, </text:span><text:span text:style-name="T31">line-trough, overline, blink, none</text:span></text:p>
      <text:p text:style-name="P18"><text:span text:style-name="T1">text-align</text:span><text:span text:style-name="T18"> : Modifie la situation d</text:span><text:span text:style-name="T33">u</text:span><text:span text:style-name="T18"> texte dans la page, peut prendre les valeurs :</text:span></text:p>
      <text:p text:style-name="P51"><text:tab/>-left, center, right, justify </text:p>
      <text:p text:style-name="P51"/>
      <text:p text:style-name="P68">Flottant :</text:p>
      <text:p text:style-name="P68"/>
      <text:p text:style-name="P19"><text:span text:style-name="T1">float</text:span><text:span text:style-name="T18">:Permet de faire flotter un élément comme une image faisant en sorte qu’elle soit entourée de texte par exemple. Peut prendre les valeurs :</text:span></text:p>
      <text:p text:style-name="P36"><text:tab/>-left, right</text:p>
      <text:p text:style-name="P20"><text:span text:style-name="T18">pour faire flotter une image, il suffit de rajouter un nom de balise </text:span><text:span text:style-name="T32">"</text:span><text:span text:style-name="T18">class=Nomdelabalise</text:span><text:span text:style-name="T32">" </text:span><text:span text:style-name="T18">entre la src et le alt de l’image. Dans le CSS, on appliquera le float à .Nomdelabalise</text:span></text:p>
      <text:p text:style-name="P37"><text:span text:style-name="T1">clear</text:span> : Permet de stopper un flottant (On ne veut plus que le texte entoure l’image par exemple mais qu’il aille désormais en dessous). Peut prendre deux valeurs :</text:p>
      <text:p text:style-name="P37"><text:tab/><text:tab/>-left (après un float left, right, ou both (fonctionne pour un float right ou left)</text:p>
      <text:p text:style-name="P37"/>
      <text:p text:style-name="P68">Fond du site :</text:p>
      <text:p text:style-name="P68"/>
      <text:p text:style-name="P38"><text:span text:style-name="T1">color</text:span>:rgb(255,255,255)</text:p>
      <text:p text:style-name="P38"><text:span text:style-name="T1">background color</text:span> : A appliquer à body, peut aussi prendre les valeurs RGB</text:p>
      <text:p text:style-name="P38"><text:soft-page-break/><text:span text:style-name="T1">background-image</text:span> : url(<text:span text:style-name="T17">"</text:span>Nomdossier/Nomimage<text:span text:style-name="T17">"</text:span>)</text:p>
      <text:p text:style-name="P38"><text:span text:style-name="T1">background-attachment</text:span> : Permet de fixer ou non l’image de fond, peut prendre les valeurs <text:span text:style-name="T17">"</text:span>fixed<text:span text:style-name="T17">"</text:span> ou <text:span text:style-name="T17">"</text:span>scroll<text:span text:style-name="T17">". </text:span></text:p>
      <text:p text:style-name="P39"><text:span text:style-name="T8">b</text:span><text:span text:style-name="T1">ackground-repeat</text:span> : L’image de fond est répétée tout au long de la page ou non, peut prendre les valeurs <text:span text:style-name="T17">"no-repeat","repeat-x", "repeat-y", "repeat".</text:span></text:p>
      <text:p text:style-name="P40"><text:span text:style-name="T9">b</text:span><text:span text:style-name="T1">ackground-position</text:span> : Permet de placer un fond par rapport à n’importe quoi (ex:Un fond derrière un paragraphe), peut prendre les valeurs <text:span text:style-name="T17">"</text:span>xpx ypx<text:span text:style-name="T17">" </text:span>ou <text:span text:style-name="T17">"</text:span>top<text:span text:style-name="T17">", "</text:span>bottom<text:span text:style-name="T17">", "</text:span>center<text:span text:style-name="T17">", "</text:span>left<text:span text:style-name="T17">", "</text:span>right<text:span text:style-name="T17">" </text:span>(On peut combiner plusieurs valeurs commme top right)</text:p>
      <text:p text:style-name="P41">Possibilité de combiner toutes les valeurs de fond avec une seule propriété:background. Exemple :</text:p>
      <text:p text:style-name="P41"><text:tab/><text:span text:style-name="T1">background </text:span>: url(<text:span text:style-name="T17">"</text:span>truc<text:span text:style-name="T17">"</text:span>) fixed no-repeat top right ;</text:p>
      <text:p text:style-name="P42">Possibilité de combiner plusieurs images en séparant leurs inform<text:span text:style-name="T41">a</text:span>tions par une virgule. Ex : background : url("truc₁<text:span text:style-name="T17">"</text:span>) fixed<text:span text:style-name="T1">,</text:span> url("truc₂<text:span text:style-name="T17">"</text:span>) scroll</text:p>
      <text:p text:style-name="P43"><text:span text:style-name="T1">opacity</text:span>:Permet de rendre un élément plus ou moins opaque, peut s’appliquer à n’importe quoi, peut prendre des valeurs comprises entre 0 et 1. </text:p>
      <text:p text:style-name="P43"><text:span text:style-name="T1">notation RGBa</text:span> : combine la notation RGB et l’opacité, ex : rgba(255, 200, 120, 0) (Lélément sera ici complètement transparent)</text:p>
      <text:p text:style-name="P43"/>
      <text:p text:style-name="P68">Bordures et ombres :</text:p>
      <text:p text:style-name="P68"/>
      <text:p text:style-name="P44"><text:span text:style-name="T1">border</text:span> : Permet de créer des bordures à n’importe quel élément, <text:span text:style-name="T37">elle comporte 3 valeurs :</text:span></text:p>
      <text:p text:style-name="P44"><text:tab/><text:span text:style-name="T37">-la largeur en px, la couleur en rgb par ex, le type comme solid, dotted, <text:tab/>dashed, double, groove (en relief), ridge (autre relief), inset et outset <text:tab/>(3D)</text:span></text:p>
      <text:p text:style-name="P45">On peut appliquer une bordure à n’importe quelle côté avec les propriétés bord<text:span text:style-name="T38">er</text:span>-top, bottom, left, ou right. </text:p>
      <text:p text:style-name="P46"><text:span text:style-name="T1">border-radius</text:span> : permet d’arrondir les angles, s’exprime en px, <text:span text:style-name="T39">elle peut prendre 4 valeurs, chacune associées à un coin de la bordure. </text:span></text:p>
      <text:p text:style-name="P47">On peut également affiner l’ar<text:span text:style-name="T40">r</text:span>ondi des angles <text:span text:style-name="T40">en créant des « courbes elliptiques » en mettant deux valeurs:xpx/ypx. </text:span></text:p>
      <text:p text:style-name="P48"><text:span text:style-name="T1">box-shadow</text:span>:Permet de créer une ombre autour d’une boîte, elle prend 4 valeurs précisant : le décalage horizontal et vertical de l’ombre, l’adoucissement du dégradé et la couleur de l’ombre.</text:p>
      <text:p text:style-name="P52"><text:span text:style-name="T1">text-shadow</text:span> : Permet d’ajouter une ombre au texte, même valeurs qu’avec box-shadow</text:p>
      <text:p text:style-name="P52"/>
      <text:p text:style-name="P68">Modifications liens avec souris :</text:p>
      <text:p text:style-name="P68"/>
      <text:p text:style-name="P49"><text:span text:style-name="T1">a:hover</text:span>:Permet de modifier la couleur par exemple d’un élément (ici des liens (<text:span text:style-name="T17">"</text:span>a<text:span text:style-name="T17">"</text:span>)) lorsque l’on passe la souris par dessus</text:p>
      <text:p text:style-name="P49"><text:span text:style-name="T1">a:active</text:span> :Permet de modifier un élément lorsque l’on clique dessus. </text:p>
      <text:p text:style-name="P49"><text:span text:style-name="T1">a:focus</text:span> : Permet de modifier un élément lorsque l’on sélectionne le lien</text:p>
      <text:p text:style-name="P50"><text:span text:style-name="T1">a:visited</text:span> : Permet de modifier un lien lorsqu’il a été consulté</text:p>
      <text:p text:style-name="P50"/>
      <text:p text:style-name="P69">Blocks et inline :</text:p>
      <text:p text:style-name="P69"/>
      <text:p text:style-name="P53">Les « blocks » englobent les balises html de type &lt;p&gt;, &lt;footer&gt;, ou encore &lt;h1&gt;.</text:p>
      <text:p text:style-name="P53">Les « inline&gt; englobent les balises de type &lt;strong&gt;, &lt;em&gt; ou &lt;a&gt;.</text:p>
      <text:p text:style-name="P53"/>
      <text:p text:style-name="P54"><text:span text:style-name="T1">width </text:span>: modifie la largeur d’un bloc, peut s’exprimer en px ou en %</text:p>
      <text:p text:style-name="P54"><text:soft-page-break/><text:span text:style-name="T1">height </text:span>: modifie la hauteur d’un bloc, peut s’exprimer en px ou en %</text:p>
      <text:p text:style-name="P54"/>
      <text:p text:style-name="P55">Le % s’adaptera à la résol<text:span text:style-name="T42">ution de l’écran de l’utilisateur. </text:span></text:p>
      <text:p text:style-name="P55"/>
      <text:p text:style-name="P56">min-width, max-width, min-height, max-height sont des valeurs possibles.</text:p>
      <text:p text:style-name="P56"/>
      <text:p text:style-name="P56"><text:span text:style-name="T1">padding</text:span> : Définit la taille de la marge intérieure, en px</text:p>
      <text:p text:style-name="P56"><text:span text:style-name="T1">margin</text:span> : Définit la taille de la marge extérieure, en px</text:p>
      <text:p text:style-name="P56"/>
      <text:p text:style-name="P57">Il existe aussi padding/margin-top, right, bottom ou left.On peut aussi appliquer à padding ou margin 4 valeurs en px qui détailleront la marge en haut puis à droite, en bas et à gauche. Exemple:margin:0px 2px 5px 20px.</text:p>
      <text:p text:style-name="P57"/>
      <text:p text:style-name="P58"><text:span text:style-name="T1">margin:auto</text:span>:Permet de centrer automatiquement un bloc, à condition que celui-ci possède une largeur (width) précise.</text:p>
      <text:p text:style-name="P58"/>
      <text:p text:style-name="P58"><text:span text:style-name="T1">overflow</text:span>: A utiliser lorsqu’un texte dépasse d’un bloc (à la verticale), peut prendre les valeurs visible, hidden, scroll et auto (auto plus judicieuse).</text:p>
      <text:p text:style-name="P58"><text:span text:style-name="T10">w</text:span><text:span text:style-name="T1">ord-wrap</text:span>:A utiliser lorsqu‘un MOT est trop long et dépasse d’un bloc, <text:span text:style-name="T43">peut prendre la valeur break-word</text:span></text:p>
      <text:p text:style-name="P58"/>
      <text:p text:style-name="P70">Flex-Box :</text:p>
      <text:p text:style-name="P59"/>
      <text:p text:style-name="P59">Permet de définir un conteneur et nous permet d’organiser les contenus</text:p>
      <text:p text:style-name="P59"/>
      <text:p text:style-name="P60"><text:span text:style-name="T12">id=</text:span><text:span text:style-name="T17">"</text:span><text:span text:style-name="T1">conteneur</text:span><text:span text:style-name="T17">"</text:span>: balise HTML, <text:span text:style-name="T44">créé un conteneur</text:span></text:p>
      <text:p text:style-name="P22">#conteneur</text:p>
      <text:p text:style-name="P61">{</text:p>
      <text:p text:style-name="P61"><text:tab/><text:span text:style-name="T1">display</text:span> : flex: Permet de classer les éléments (de gauche à droite par <text:tab/><text:tab/><text:tab/> <text:s text:c="3"/>défaut)</text:p>
      <text:p text:style-name="P61">}</text:p>
      <text:p text:style-name="P61"><text:span text:style-name="T1">flex-direction</text:span> : Permet d’agancer les éléments comme on le souhaite, peut prendre les valeurs :</text:p>
      <text:p text:style-name="P61"><text:tab/><text:tab/><text:tab/>-row:gauche à droite par défaut</text:p>
      <text:p text:style-name="P61"><text:tab/><text:tab/><text:tab/>-row-reverse : De droite à gauche</text:p>
      <text:p text:style-name="P61"><text:tab/><text:tab/><text:tab/>-column : En colonne </text:p>
      <text:p text:style-name="P61"><text:tab/><text:tab/><text:tab/>-column-reverse : En colonne mais à l’inverse</text:p>
      <text:p text:style-name="P61"><text:span text:style-name="T1">f</text:span><text:span text:style-name="T11">le</text:span><text:span text:style-name="T1">x-wrap</text:span> : Permet de déterminer la position des éléments si ils n’ont pas assez de place, peut prendre plusieurs valeurs :</text:p>
      <text:p text:style-name="P61"><text:tab/><text:tab/><text:tab/>-nowrap:Pas de retour à la ligne</text:p>
      <text:p text:style-name="P61"><text:tab/><text:tab/><text:tab/>-wrap:retour à la ligne</text:p>
      <text:p text:style-name="P61"><text:tab/><text:tab/><text:tab/>-wrap-reverse : <text:span text:style-name="T45">retour à la ligne inversé</text:span></text:p>
      <text:p text:style-name="P62"><text:span text:style-name="T1">justify-content</text:span> : Permet d’aligner les éléments sur l’axe principal (horizontal, par défaut <text:span text:style-name="T46">mais fonctionne aussi sur l’axe vertical</text:span>), <text:span text:style-name="T46">peut prendre plusieurs valeurs :</text:span></text:p>
      <text:p text:style-name="P62"><text:tab/><text:tab/><text:tab/><text:tab/><text:span text:style-name="T46">-flex-start : Aligner au début</text:span></text:p>
      <text:p text:style-name="P62"><text:tab/><text:tab/><text:tab/><text:tab/><text:span text:style-name="T46">-flex-end : aligner à la fin</text:span></text:p>
      <text:p text:style-name="P62"><text:tab/><text:tab/><text:tab/><text:tab/><text:span text:style-name="T46">-center:alignés au centre</text:span></text:p>
      <text:p text:style-name="P62"><text:tab/><text:tab/><text:tab/><text:tab/><text:span text:style-name="T46">-space-between : Etirer sur tout l’axe</text:span></text:p>
      <text:p text:style-name="P62"><text:tab/><text:tab/><text:tab/><text:tab/><text:span text:style-name="T46">-space-around : Etirer sur tout l’axe mais espace en <text:tab/><text:tab/><text:tab/><text:tab/>plus sur les extrémités</text:span></text:p>
      <text:p text:style-name="P63"><text:span text:style-name="T1">align-items</text:span> : Permet d’aligner les éléments sur l’axe secondaire, que ce soit vertical ou horizontal, peut prendre plusieurs valeurs</text:p>
      <text:p text:style-name="P63"><text:soft-page-break/><text:span text:style-name="T1">align-self</text:span> : Permet d’aligner un seul élément</text:p>
      <text:p text:style-name="P64"><text:span text:style-name="T1">align-content</text:span>:Permet d’aligner plusieurs lignes d’un même conteneur, <text:span text:style-name="T47">peut prendre plusieurs valeurs :</text:span></text:p>
      <text:p text:style-name="P64"><text:tab/><text:tab/><text:tab/><text:tab/><text:span text:style-name="T47">-flex-start:Les élements sont placés au début</text:span></text:p>
      <text:p text:style-name="P64"><text:tab/><text:tab/><text:tab/><text:tab/><text:span text:style-name="T47">-flex-end:Les éléments sont placés à la fin</text:span></text:p>
      <text:p text:style-name="P64"><text:tab/><text:tab/><text:tab/><text:tab/><text:span text:style-name="T47">-center : Les éléments sont placés au centre</text:span></text:p>
      <text:p text:style-name="P64"><text:tab/><text:tab/><text:tab/><text:tab/><text:span text:style-name="T47">-space-between :les éléments sont séparés avec de <text:tab/><text:tab/><text:tab/><text:tab/><text:tab/><text:tab/>l’espace entre eux</text:span></text:p>
      <text:p text:style-name="P64"><text:tab/><text:tab/><text:tab/><text:tab/><text:span text:style-name="T47">-space-around:Même chose avec de l’espace sur les côtés</text:span></text:p>
      <text:p text:style-name="P64"><text:tab/><text:tab/><text:tab/><text:tab/><text:span text:style-name="T47">-stretch(par défaut):Les éléments s’étirent pour <text:tab/><text:tab/><text:tab/><text:tab/><text:tab/><text:tab/><text:tab/>occuper tout l’espace</text:span></text:p>
      <text:p text:style-name="P65"><text:span text:style-name="T1">order</text:span> : Permet de modifier l’ordre des éléments</text:p>
      <text:p text:style-name="P65"><text:span text:style-name="T1">flex</text:span>: Permet de modifier la taille des éléments</text:p>
      <text:p text:style-name="P65"/>
      <text:p text:style-name="P71">Autres techniques de mise en page, flottants :</text:p>
      <text:p text:style-name="P66"/>
      <text:p text:style-name="P66"><text:span text:style-name="T1">float </text:span>: Permet de placer un élément « où l’on veut » sur la page. On pourra ainsi placer d’autres élements à notre guise en jouant avec les marges, margin.<text:span text:style-name="T52">Prend une valeur définissant son emplacement (left, right, bottom-left,...)</text:span></text:p>
      <text:p text:style-name="P66"><text:span text:style-name="T1">display </text:span>:Permet de transformer n’importe quel type d’élément en un autre type (block vers inline et inversement), peut prendre les valeurs inline, block, inline-block (les éléments sélectionnés sont côtes à côtes mais peuvent être redimensionnés ou encore none (non affiché)</text:p>
      <text:p text:style-name="P66"><text:span text:style-name="T1">vertic</text:span><text:span text:style-name="T13">al</text:span><text:span text:style-name="T1">-align</text:span>:Principalement utilisée avec des éléments inline-block, permet de les org<text:span text:style-name="T51">a</text:span>niser verticalement, peut prendre les valeurs :</text:p>
      <text:p text:style-name="P66"><text:tab/><text:tab/><text:tab/>-<text:span text:style-name="T48">baseline: aligne la base des éléments avec celle de <text:tab/><text:tab/><text:tab/><text:tab/><text:tab/>l’élément parent</text:span></text:p>
      <text:p text:style-name="P66"><text:tab/><text:tab/><text:tab/><text:span text:style-name="T48">-top : Aligne en haut</text:span></text:p>
      <text:p text:style-name="P66"><text:tab/><text:tab/><text:tab/><text:span text:style-name="T48">-middle:Aligne au milieu (verticalement)</text:span></text:p>
      <text:p text:style-name="P66"><text:tab/><text:tab/><text:tab/><text:span text:style-name="T48">-bottom : aligne en bas</text:span></text:p>
      <text:p text:style-name="P67"><text:span text:style-name="T1">position</text:span>:Définit un mode de positionnement : absolute, fixed ou relative</text:p>
      <text:p text:style-name="P67"><text:tab/><text:tab/><text:tab/>-absolu:Permet de placer un élément n’importe où sur la page. <text:tab/><text:tab/><text:tab/>En revenant à la ligne, on va pouvoir lui donner 4 valeurs de <text:tab/><text:tab/><text:tab/>placement en px ou %: top, <text:span text:style-name="T17">"</text:span>left<text:span text:style-name="T17">"</text:span>, <text:span text:style-name="T17">"</text:span>bottom<text:span text:style-name="T17">"</text:span>, et <text:span text:style-name="T17">"</text:span>right<text:span text:style-name="T17">"</text:span></text:p>
      <text:p text:style-name="P67"><text:tab/><text:tab/><text:tab/><text:span text:style-name="T49">En absolut, des élements peuvent se chevaucher, on leur donne <text:s text:c="2"/><text:tab/><text:tab/><text:tab/>l’ordre d’importance avec </text:span><text:span text:style-name="T14">z-index </text:span><text:span text:style-name="T49">: (+ valeur haute, + au <text:tab/><text:tab/><text:tab/>dessus)</text:span></text:p>
      <text:p text:style-name="P67"><text:tab/><text:tab/><text:tab/><text:span text:style-name="T49">-fixe : Même principe qu’absolu mais cette fois l’élément <text:tab/><text:tab/><text:tab/>reste fixe à la page même si on descend</text:span></text:p>
      <text:p text:style-name="P67"><text:tab/><text:tab/><text:tab/><text:span text:style-name="T50">-relatif:Permet de déplacer des éléments par rapport à leur <text:tab/><text:tab/><text:tab/>emplacement initial. S’exprime en px avec les valeurs top, <text:tab/><text:tab/><text:tab/>right, bottom ou lef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1T15:19:58.683000000</meta:creation-date>
    <dc:date>2020-12-16T14:19:43.558000000</dc:date>
    <meta:editing-duration>P1DT12H44S</meta:editing-duration>
    <meta:editing-cycles>62</meta:editing-cycles>
    <meta:generator>LibreOffice/5.3.4.2$Windows_x86 LibreOffice_project/f82d347ccc0be322489bf7da61d7e4ad13fe2ff3</meta:generator>
    <meta:document-statistic meta:table-count="0" meta:image-count="0" meta:object-count="0" meta:page-count="5" meta:paragraph-count="139" meta:word-count="1545" meta:character-count="9808" meta:non-whitespace-character-count="8162"/>
  </office:meta>
</office:document-meta>
</file>